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ahoma1" svg:font-family="Tahoma"/>
    <style:font-face style:name="courier new" svg:font-family="'courier new', courier, mono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2" style:family="paragraph" style:parent-style-name="Text_20_body" style:list-style-name="L3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3" style:family="paragraph" style:parent-style-name="Text_20_body" style:list-style-name="L4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4" style:family="paragraph" style:parent-style-name="Text_20_body" style:list-style-name="L5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5" style:family="paragraph" style:parent-style-name="Text_20_body" style:list-style-name="L6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6" style:family="paragraph" style:parent-style-name="Text_20_body" style:list-style-name="L7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7" style:family="paragraph" style:parent-style-name="Text_20_body" style:list-style-name="L2">
      <style:paragraph-properties style:line-height-at-least="0.2291in" fo:widows="1"/>
    </style:style>
    <style:style style:name="P8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9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font-size="11.25pt" fo:letter-spacing="normal" fo:font-style="normal" fo:font-weight="bold"/>
    </style:style>
    <style:style style:name="P10" style:family="paragraph" style:parent-style-name="Text_20_body" style:list-style-name="L1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1" style:family="paragraph" style:parent-style-name="Text_20_body" style:list-style-name="L3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2" style:family="paragraph" style:parent-style-name="Text_20_body" style:list-style-name="L4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3" style:family="paragraph" style:parent-style-name="Text_20_body" style:list-style-name="L5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4" style:family="paragraph" style:parent-style-name="Text_20_body" style:list-style-name="L6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5" style:family="paragraph" style:parent-style-name="Text_20_body" style:list-style-name="L7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6" style:family="paragraph" style:parent-style-name="Text_20_body" style:list-style-name="L2">
      <style:paragraph-properties fo:margin-top="0in" fo:margin-bottom="0in" loext:contextual-spacing="false" style:line-height-at-least="0.2291in" fo:widows="1"/>
    </style:style>
    <style:style style:name="P17" style:family="paragraph" style:parent-style-name="Heading_20_3">
      <style:text-properties fo:font-variant="normal" fo:text-transform="none" fo:color="#000000" style:font-name="Helvetica Neue" fo:letter-spacing="normal" fo:font-style="normal"/>
    </style:style>
    <style:style style:name="P18" style:family="paragraph" style:parent-style-name="Heading_20_3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letter-spacing="normal" fo:font-style="normal"/>
    </style:style>
    <style:style style:name="P19" style:family="paragraph" style:parent-style-name="Heading_20_4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T3" style:family="text">
      <style:text-properties fo:font-variant="normal" fo:text-transform="none" fo:color="#000000" style:font-name="courier new" fo:font-size="10.5pt" fo:letter-spacing="normal" fo:font-style="normal" fo:font-weight="normal"/>
    </style:style>
    <style:style style:name="T4" style:family="text">
      <style:text-properties fo:font-variant="normal" fo:text-transform="none" fo:color="#000000" style:text-position="33% 80%" style:font-name="Helvetica Neue" fo:font-size="11.25pt" fo:letter-spacing="normal" fo:font-style="normal" fo:font-weight="normal"/>
    </style:style>
    <style:style style:name="T5" style:family="text">
      <style:text-properties style:text-position="-33% 80%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3">TRIES STUDY GUIDE</text:h>
      <text:p text:style-name="P8"><text:line-break/><text:span text:style-name="T1">Terminology and Basics</text:span></text:p>
      <text:list xml:id="list6055684219461992109" text:style-name="L1">
        <text:list-item>
          <text:p text:style-name="P10">Length of string keys = L.</text:p>
        </text:list-item>
        <text:list-item>
          <text:p text:style-name="P10">Alphabet size = R.</text:p>
        </text:list-item>
        <text:list-item>
          <text:p text:style-name="P10">You should be able to build either an R-way Trie and TST. You should be able to search in either a R-way Trie and TST. You should be able to delete from an R-way trie. You should appreciate how a TST can become unbalanced with inserts.</text:p>
        </text:list-item>
        <text:list-item>
          <text:p text:style-name="P1">Given a graphical depiction of either an R-way trie or TST, you should be able to tell which keys are in the trie.</text:p>
        </text:list-item>
      </text:list>
      <text:p text:style-name="P9">Hash Tables and LLRBs with String keys</text:p>
      <text:list xml:id="list8806159889472110532" text:style-name="L2">
        <text:list-item>
          <text:p text:style-name="P16"><text:span text:style-name="T2">With String keys, we don't want to think about counting </text:span><text:span text:style-name="Teletype"><text:span text:style-name="T3">compareTo()</text:span></text:span><text:span text:style-name="T2"> or </text:span><text:span text:style-name="Teletype"><text:span text:style-name="T3">hashCode()</text:span></text:span><text:span text:style-name="T2"> and </text:span><text:span text:style-name="Teletype"><text:span text:style-name="T3">equals()</text:span></text:span><text:span text:style-name="T2"> calls. Why? What do we think about instead?</text:span></text:p>
        </text:list-item>
        <text:list-item>
          <text:p text:style-name="P16"><text:span text:style-name="T2">Know (but you do not have to prove) that LLRBs take order of growth lg</text:span><text:span text:style-name="T4">2</text:span><text:span text:style-name="T2"> N </text:span><text:span text:style-name="Teletype"><text:span text:style-name="T3">charAt()</text:span></text:span><text:span text:style-name="T2"> calls to compare random strings. Based on this, a hit is order L + lg</text:span><text:span text:style-name="T4">2</text:span><text:span text:style-name="T2"> N.</text:span></text:p>
        </text:list-item>
        <text:list-item>
          <text:p text:style-name="P7"><text:span text:style-name="T2">Understand why hash tables are L </text:span><text:span text:style-name="Teletype"><text:span text:style-name="T3">charAt()</text:span></text:span><text:span text:style-name="T2"> calls on a hit or miss (assuming no collisions!)</text:span></text:p>
        </text:list-item>
      </text:list>
      <text:p text:style-name="P9">Tries</text:p>
      <text:list xml:id="list76298835525368191" text:style-name="L3">
        <text:list-item>
          <text:p text:style-name="P11">Special structure such that you only look at each letter one time. Trivially, misses and hits have a maximum run time of L.</text:p>
        </text:list-item>
        <text:list-item>
          <text:p text:style-name="P11">Be aware that for random inputs, search misses only take an average of log<text:span text:style-name="T5">R</text:span> N.</text:p>
        </text:list-item>
        <text:list-item>
          <text:p text:style-name="P11">Why do R-way tries use such a huge amount of memory? How much memory in terms of L and R?</text:p>
        </text:list-item>
        <text:list-item>
          <text:p text:style-name="P2">What are the two ways of determining that a key does not exist in a trie?</text:p>
        </text:list-item>
      </text:list>
      <text:p text:style-name="P9">TSTS</text:p>
      <text:list xml:id="list8952053682588202424" text:style-name="L4">
        <text:list-item>
          <text:p text:style-name="P12">When looking for a single character, why is it possible to follow as many as R links before you complete the search for that character?</text:p>
        </text:list-item>
        <text:list-item>
          <text:p text:style-name="P12">If the TST is balanced, typical case inserts and hits cost L + lg N character compares, and typical misses cost lg N character compares.</text:p>
        </text:list-item>
        <text:list-item>
          <text:p text:style-name="P3">If the TST is not balanced, worst case hits, misses, and inserts all include H, where H is the height of the tree.</text:p>
        </text:list-item>
      </text:list>
      <text:h text:style-name="P18" text:outline-level="3">Recommended Problems</text:h>
      <text:h text:style-name="P19" text:outline-level="4">C level</text:h>
      <text:list xml:id="list373620290547303959" text:style-name="L5">
        <text:list-item>
          <text:p text:style-name="P13">Spring 2008 Final, #5</text:p>
        </text:list-item>
        <text:list-item>
          <text:p text:style-name="P13">Spring 2008 Final, #4</text:p>
        </text:list-item>
        <text:list-item>
          <text:p text:style-name="P13">Fall 2011 Final, #8</text:p>
        </text:list-item>
        <text:list-item>
          <text:p text:style-name="P13"><text:soft-page-break/>Fall 2012 Final, #8</text:p>
        </text:list-item>
        <text:list-item>
          <text:p text:style-name="P4">Textbook 5.2.3, 5.2.4</text:p>
        </text:list-item>
      </text:list>
      <text:h text:style-name="P19" text:outline-level="4">B level</text:h>
      <text:list xml:id="list6328624719567063862" text:style-name="L6">
        <text:list-item>
          <text:p text:style-name="P14">Fall 2009 Final, #5</text:p>
        </text:list-item>
        <text:list-item>
          <text:p text:style-name="P14">Spring 2012 Final, #9</text:p>
        </text:list-item>
        <text:list-item>
          <text:p text:style-name="P14">Textbook 5.2.21 (just design the API)</text:p>
        </text:list-item>
        <text:list-item>
          <text:p text:style-name="P14">When would we want to use an R-way trie instead of a TST?</text:p>
        </text:list-item>
        <text:list-item>
          <text:p text:style-name="P14">Give a worst case input that causes a TST to be unbalanced (and thus slow).</text:p>
        </text:list-item>
        <text:list-item>
          <text:p text:style-name="P5">Is the number of character compares in an R-way trie strictly better than for an LLRB? For a hash table? Is a trie guaranteed to be faster in overall run time than an LLRB or a hash table?</text:p>
        </text:list-item>
      </text:list>
      <text:h text:style-name="P19" text:outline-level="4">A level</text:h>
      <text:list xml:id="list8186794119786768418" text:style-name="L7">
        <text:list-item>
          <text:p text:style-name="P15">When might we want to use a hash table instead of a TST?</text:p>
        </text:list-item>
        <text:list-item>
          <text:p text:style-name="P15">What would happen if we had an R-way trie where we keep our next nodes in a linked list? How would this affect memory performance? Timing? What if we used an LLRB? A hash table?</text:p>
        </text:list-item>
        <text:list-item>
          <text:p text:style-name="P6">Repeat Spring 2013 midterm problem #8, but assume your keys are Strings instead of Comparabl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ahoma1" svg:font-family="Tahoma"/>
    <style:font-face style:name="courier new" svg:font-family="'courier new', courier, mono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S</meta:editing-duration>
    <meta:editing-cycles>3</meta:editing-cycles>
    <meta:generator>LibreOffice/4.3.5.2$Windows_x86 LibreOffice_project/3a87456aaa6a95c63eea1c1b3201acedf0751bd5</meta:generator>
    <dc:date>2015-01-20T16:25:04.210000000</dc:date>
    <meta:document-statistic meta:table-count="0" meta:image-count="0" meta:object-count="0" meta:page-count="2" meta:paragraph-count="37" meta:word-count="511" meta:character-count="2521" meta:non-whitespace-character-count="2074"/>
    <meta:user-defined meta:name="Info 1"/>
    <meta:user-defined meta:name="Info 2"/>
    <meta:user-defined meta:name="Info 3"/>
    <meta:user-defined meta:name="Info 4"/>
  </office:meta>
</office:document-meta>
</file>